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DAVID'S COUNSEL TO SOLOMON (4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DAVID'S COUNSEL TO SOLOMON (4:1-9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Acquire wisdom (4:1-2, 5, 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Embrace wisdom (4:4, 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Love and cherish wisdom (4:3, 6, 8-9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ROVERBS 4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DAVID'S COUNSEL TO SOLOMON (4:1-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SOLOMON'S COUNSEL TO REHOBOAM (4:10-27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<text:s text:c="1"/>SOLOMON'S COUNSEL TO REHOBOAM (4:10-27).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Let wisdom guard your feet (4:10-19, 26-27).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Let wisdom guard your feet (4:10-19, 26-27).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o keep you from limping or stumbling (4:10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o keep you from straying (4:13-19, 26-27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SOLOMON'S COUNSEL TO REHOBOAM (4:10-27).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Let wisdom guard your feet (4:10-19, 26-27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Let wisdom guard your heart (4:20-23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Let wisdom guard your heart (4:20-23).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t is the wellspring of one's body (4:20, 22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t is the wellspring of one's soul (4:21, 2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SOLOMON'S COUNSEL TO REHOBOAM (4:10-27).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Let wisdom guard your feet (4:10-19, 26-27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Let wisdom guard your heart (4:20-23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Let wisdom guard your tongue (4:2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Let wisdom guard your eyes (4:2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ROVERBS 4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DAVID'S COUNSEL TO SOLOMON (4:1-9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SOLOMON'S COUNSEL TO REHOBOAM (4:10-27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4</dc:title>
    <meta:initial-creator>David STRICKLAND</meta:initial-creator>
    <dc:creator>David STRICKLAND</dc:creator>
    <meta:creation-date>2020-02-22T17:36:43Z</meta:creation-date>
    <dc:date>2020-02-22T17:36:44Z</dc:date>
    <meta:template xlink:href="BibleStudy" xlink:type="simple"/>
    <meta:editing-cycles>1</meta:editing-cycles>
    <meta:editing-duration>PT0S</meta:editing-duration>
    <meta:document-statistic meta:paragraph-count="28" meta:word-count="245"/>
  </office:meta>
</office:document-meta>
</file>